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42644" officeooo:paragraph-rsid="0004264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2644" officeooo:paragraph-rsid="0004264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644" officeooo:paragraph-rsid="0004264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3aa0" officeooo:paragraph-rsid="00053aa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3695" officeooo:paragraph-rsid="0007369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38eb" officeooo:paragraph-rsid="000838e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eb2f" officeooo:paragraph-rsid="0009eb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edbc" officeooo:paragraph-rsid="000aedb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cd83" officeooo:paragraph-rsid="000ccd8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66c" officeooo:paragraph-rsid="000dd6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0c7" officeooo:paragraph-rsid="000e70c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c3a5" officeooo:paragraph-rsid="000ec3a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297c" officeooo:paragraph-rsid="001029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15fb" officeooo:paragraph-rsid="001115f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4b5d" officeooo:paragraph-rsid="00124b5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f3b" officeooo:paragraph-rsid="00143f3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c7cf" officeooo:paragraph-rsid="0015c7c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143f3b"/>
    </style:style>
    <style:style style:name="T1" style:family="text">
      <style:text-properties officeooo:rsid="0005a743"/>
    </style:style>
    <style:style style:name="T2" style:family="text">
      <style:text-properties fo:font-variant="normal" fo:text-transform="none" fo:color="#2f353f" style:font-name="Source Code Pro" fo:font-size="7.5pt" fo:letter-spacing="normal" fo:font-style="normal" fo:font-weight="normal"/>
    </style:style>
    <style:style style:name="T3" style:family="text">
      <style:text-properties fo:font-variant="normal" fo:text-transform="none" fo:color="#2f353f" style:font-name="Source Code Pro" fo:font-size="7.5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26a29d" style:font-name="Source Code Pro" fo:font-size="7.5pt" fo:letter-spacing="normal" fo:font-style="normal" fo:font-weight="normal"/>
    </style:style>
    <style:style style:name="T5" style:family="text">
      <style:text-properties fo:font-size="12pt" style:text-underline-style="none" fo:font-weight="normal" officeooo:rsid="00143f3b" style:font-size-asian="10.5pt" style:font-weight-asian="normal" style:font-size-complex="12pt" style:font-weight-complex="normal"/>
    </style:style>
    <style:style style:name="T6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QL Notes</text:p>
      <text:p text:style-name="P1"/>
      <text:p text:style-name="P2">Backend</text:p>
      <text:p text:style-name="P4">Rootquerry defined the entrypoints(querys)</text:p>
      <text:p text:style-name="P3">Objecttypes need the right Order in definition. <text:span text:style-name="T1">(circulate definitions)→ put fields in ()=&gt;()</text:span></text:p>
      <text:p text:style-name="P3"/>
      <text:p text:style-name="P2">Querys</text:p>
      <text:p text:style-name="P5">query queryName {companies()…} ← query with name</text:p>
      <text:p text:style-name="P6">mutations need to return something</text:p>
      <text:p text:style-name="P2"/>
      <text:p text:style-name="P2">Frontend</text:p>
      <text:p text:style-name="P3"/>
      <text:p text:style-name="P7">props.history.push for redirect after success</text:p>
      <text:p text:style-name="P7"/>
      <text:p text:style-name="P8">cold cache = refetch all</text:p>
      <text:p text:style-name="P8">warm cache = dont refetch it because already loaded</text:p>
      <text:p text:style-name="P8"/>
      <text:p text:style-name="P9">Apollo client atomaticly refetch the data if the mutation return the id</text:p>
      <text:p text:style-name="P9"/>
      <text:p text:style-name="P10">if UI should update imediatly use update() in mutation funktion</text:p>
      <text:p text:style-name="P10"/>
      <text:p text:style-name="P11">variables Object in useQuery/useMutation must have the same name within the query defined variable($ID)→ ID</text:p>
      <text:p text:style-name="P11"/>
      <text:p text:style-name="P12">mutation with variable: need a name and followed of which kind of variables will come inside the mutation</text:p>
      <text:p text:style-name="P12"/>
      <text:p text:style-name="P12">for detail pages use variables in url and access it from the router</text:p>
      <text:p text:style-name="P12"/>
      <text:p text:style-name="P13">optimistic response for faster update</text:p>
      <text:p text:style-name="P13"/>
      <text:p text:style-name="P14">Coupled Approach- backend is communication with passportjs via graphql</text:p>
      <text:p text:style-name="P14">decoupled approach- authentication use REST api and other backend use GraphQL</text:p>
      <text:p text:style-name="P14"/>
      <text:p text:style-name="P15">User has in GQL just the email field because we didnt need to use the password for sth else than login. More safty</text:p>
      <text:p text:style-name="P15"/>
      <text:p text:style-name="P16">Auth</text:p>
      <text:p text:style-name="P16"/>
      <text:p text:style-name="P18"><text:span text:style-name="T5">apollo client include credentials(neccesarry for auth) only if server is on same origin. Else add </text:span><text:span text:style-name="Source_20_Text"><text:span text:style-name="T2">credentials</text:span></text:span><text:span text:style-name="Source_20_Text"><text:span text:style-name="T3">:</text:span></text:span><text:span text:style-name="Source_20_Text"><text:span text:style-name="T2"> </text:span></text:span><text:span text:style-name="Source_20_Text"><text:span text:style-name="T4">'include' </text:span></text:span></text:p>
      <text:p text:style-name="P16">to options</text:p>
      <text:p text:style-name="P16"/>
      <text:p text:style-name="P17">option refetchQueries when mutation update the U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1:33:15.975000000</meta:creation-date>
    <dc:date>2020-10-11T19:52:31.916000000</dc:date>
    <meta:editing-duration>PT21H59M5S</meta:editing-duration>
    <meta:editing-cycles>12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24" meta:word-count="196" meta:character-count="1267" meta:non-whitespace-character-count="1093"/>
  </office:meta>
</office:document-meta>
</file>